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rkrun Finish token Image Calib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style-name="ce2" table:formula="of:=[.D4]/[.B4]" office:value-type="float" office:value="0.290697674418605" calcext:value-type="float">
            <text:p>0.2907</text:p>
          </table:table-cell>
          <table:table-cell office:value-type="string" calcext:value-type="string">
            <text:p>mm/p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x</text:p>
          </table:table-cell>
          <table:table-cell table:style-name="ce1" table:formula="of:=[.B6]*[.$F$4]" office:value-type="float" office:value="4.36046511627907" calcext:value-type="float">
            <text:p>4.4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 Radi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x</text:p>
          </table:table-cell>
          <table:table-cell table:style-name="ce1" table:formula="of:=[.B7]*[.$F$4]" office:value-type="float" office:value="3.19767441860465" calcext:value-type="float">
            <text:p>3.2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 to hole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[.B8]*[.$F$4]" office:value-type="float" office:value="7.55813953488372" calcext:value-type="float">
            <text:p>7.6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1:00:13.855088731</meta:creation-date>
    <dc:date>2021-11-21T21:06:40.622125696</dc:date>
    <meta:editing-duration>PT6M28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